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12" style:family="table-column">
      <style:table-column-properties fo:break-before="auto" style:column-width="0.25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13" style:family="table-column">
      <style:table-column-properties fo:break-before="auto" style:column-width="1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4" style:family="table-column">
      <style:table-column-properties fo:break-before="auto" style:column-width="0.5146in"/>
    </style:style>
    <style:style style:name="co14" style:family="table-column">
      <style:table-column-properties fo:break-before="auto" style:column-width="4.6665in"/>
    </style:style>
    <style:style style:name="co11" style:family="table-column">
      <style:table-column-properties fo:break-before="auto" style:column-width="2.3902in"/>
    </style:style>
    <style:style style:name="co3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3.402in"/>
    </style:style>
    <style:style style:name="co17" style:family="table-column">
      <style:table-column-properties fo:break-before="auto" style:column-width="1.0827in"/>
    </style:style>
    <style:style style:name="co18" style:family="table-column">
      <style:table-column-properties fo:break-before="auto" style:column-width="6.5543in"/>
    </style:style>
    <style:style style:name="co19" style:family="table-column">
      <style:table-column-properties fo:break-before="auto" style:column-width="4.8492in"/>
    </style:style>
    <style:style style:name="co20" style:family="table-column">
      <style:table-column-properties fo:break-before="auto" style:column-width="2.8661in"/>
    </style:style>
    <style:style style:name="co21" style:family="table-column">
      <style:table-column-properties fo:break-before="auto" style:column-width="1.2008in"/>
    </style:style>
    <style:style style:name="co22" style:family="table-column">
      <style:table-column-properties fo:break-before="auto" style:column-width="0.711in"/>
    </style:style>
    <style:style style:name="co23" style:family="table-column">
      <style:table-column-properties fo:break-before="auto" style:column-width="9.8665in"/>
    </style:style>
    <style:style style:name="co24" style:family="table-column">
      <style:table-column-properties fo:break-before="auto" style:column-width="4.9346in"/>
    </style:style>
    <style:style style:name="co25" style:family="table-column">
      <style:table-column-properties fo:break-before="auto" style:column-width="0.4929in"/>
    </style:style>
    <style:style style:name="co26" style:family="table-column">
      <style:table-column-properties fo:break-before="auto" style:column-width="0.3535in"/>
    </style:style>
    <style:style style:name="co27" style:family="table-column">
      <style:table-column-properties fo:break-before="auto" style:column-width="7.8189in"/>
    </style:style>
    <style:style style:name="co28" style:family="table-column">
      <style:table-column-properties fo:break-before="auto" style:column-width="1.15in"/>
    </style:style>
    <style:style style:name="co29" style:family="table-column">
      <style:table-column-properties fo:break-before="auto" style:column-width="4.0346in"/>
    </style:style>
    <style:style style:name="co32" style:family="table-column">
      <style:table-column-properties fo:break-before="auto" style:column-width="2.1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>
            <text:p>Archetype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2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4" office:value-type="string" calcext:value-type="string">
            <text:p>Support Class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style-name="ce4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4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4" office:value-type="string" calcext:value-type="string">
            <text:p>Human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4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4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4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4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4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4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4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4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4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4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Poison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X Level, where X is the number of Nature Minions you control (maximum of 3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eld of Draining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style-name="ce4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4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4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4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7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4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29T11:35:09.948613070</dc:date>
    <meta:editing-duration>P1DT17H3M9S</meta:editing-duration>
    <meta:editing-cycles>360</meta:editing-cycles>
    <meta:document-statistic meta:table-count="9" meta:cell-count="1289" meta:object-count="0"/>
  </office:meta>
</office:document-meta>
</file>